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TF8Decoder.isMalformed3( int b1 , int b2 , int b3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TF8Decoder.decodeArrayLoop( ByteBuffer src , CharBuffer dst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82">
            <text:p text:style-name="Table_20_Contents">82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UTF8Decoder.isMalformed2( int b1 , int b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TF8Decoder.isNotContinuation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TF8Decoder.isMalformed4( int b2 , int b3 , int b4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TF8Decoder.malformed( ByteBuffer src , int sp , CharBuffer dst , int dp , int n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TF8Decoder.xflow( Buffer src , int sp , int sl , Buffer dst , int dp , int n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TF8Decoder.lookupN( ByteBuffer src , int 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TF8Decoder.decodeLoop( ByteBuffer src , CharBuffer d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TF8Decoder.UTF8De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TF8Decoder.malformedN( ByteBuffer src , int nb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8">
            <text:p text:style-name="Table_20_Contents">28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